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21f036" officeooo:paragraph-rsid="0021f036"/>
    </style:style>
    <style:style style:name="P2" style:family="paragraph" style:parent-style-name="Standard">
      <style:paragraph-properties fo:line-height="150%" fo:text-align="justify" style:justify-single-word="false"/>
      <style:text-properties officeooo:rsid="0021f036" officeooo:paragraph-rsid="002dab71"/>
    </style:style>
    <style:style style:name="P3" style:family="paragraph" style:parent-style-name="Standard">
      <style:paragraph-properties fo:line-height="150%" fo:text-align="justify" style:justify-single-word="false"/>
      <style:text-properties officeooo:rsid="0021f036" officeooo:paragraph-rsid="00228aab"/>
    </style:style>
    <style:style style:name="P4" style:family="paragraph" style:parent-style-name="Standard">
      <style:paragraph-properties fo:line-height="150%" fo:text-align="justify" style:justify-single-word="false"/>
      <style:text-properties officeooo:rsid="00228aab" officeooo:paragraph-rsid="00228aab"/>
    </style:style>
    <style:style style:name="P5" style:family="paragraph" style:parent-style-name="Standard">
      <style:paragraph-properties fo:line-height="150%" fo:text-align="justify" style:justify-single-word="false"/>
      <style:text-properties officeooo:rsid="002456e5" officeooo:paragraph-rsid="002456e5"/>
    </style:style>
    <style:style style:name="P6" style:family="paragraph" style:parent-style-name="Standard">
      <style:paragraph-properties fo:line-height="150%" fo:text-align="justify" style:justify-single-word="false"/>
      <style:text-properties fo:font-size="12pt" fo:font-weight="normal" officeooo:rsid="002877a6" officeooo:paragraph-rsid="002877a6" style:font-size-asian="10.5pt" style:font-weight-asian="normal" style:font-size-complex="12pt" style:font-weight-complex="normal"/>
    </style:style>
    <style:style style:name="P7" style:family="paragraph" style:parent-style-name="Standard">
      <style:paragraph-properties fo:line-height="150%" fo:text-align="justify" style:justify-single-word="false"/>
      <style:text-properties fo:font-size="12pt" fo:font-weight="bold" officeooo:rsid="00383a17" officeooo:paragraph-rsid="00383a17" style:font-size-asian="12pt" style:font-weight-asian="bold" style:font-size-complex="12pt" style:font-weight-complex="bold"/>
    </style:style>
    <style:style style:name="P8" style:family="paragraph" style:parent-style-name="Standard">
      <style:paragraph-properties fo:line-height="150%" fo:text-align="justify" style:justify-single-word="false"/>
      <style:text-properties fo:font-size="12pt" style:text-underline-style="solid" style:text-underline-width="auto" style:text-underline-color="font-color" fo:font-weight="bold" officeooo:rsid="0039b634" officeooo:paragraph-rsid="0039b634" style:font-size-asian="12pt" style:font-weight-asian="bold" style:font-size-complex="12pt" style:font-weight-complex="bold"/>
    </style:style>
    <style:style style:name="P9" style:family="paragraph" style:parent-style-name="Standard">
      <style:paragraph-properties fo:line-height="150%" fo:text-align="justify" style:justify-single-word="false"/>
      <style:text-properties fo:font-size="12pt" style:text-underline-style="none" fo:font-weight="normal" officeooo:rsid="0039b634" officeooo:paragraph-rsid="0039b634"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fo:font-size="14pt" fo:font-weight="bold" officeooo:rsid="0020f155" officeooo:paragraph-rsid="0020f155" style:font-size-asian="14pt" style:font-weight-asian="bold" style:font-size-complex="14pt" style:font-weight-complex="bold"/>
    </style:style>
    <style:style style:name="P11" style:family="paragraph" style:parent-style-name="Standard">
      <style:paragraph-properties fo:line-height="150%" fo:text-align="justify" style:justify-single-word="false"/>
      <style:text-properties fo:font-size="14pt" fo:font-weight="bold" officeooo:rsid="0021f036" officeooo:paragraph-rsid="0021f036" style:font-size-asian="14pt" style:font-weight-asian="bold" style:font-size-complex="14pt" style:font-weight-complex="bold"/>
    </style:style>
    <style:style style:name="P12" style:family="paragraph" style:parent-style-name="Standard">
      <style:paragraph-properties fo:line-height="150%" fo:text-align="justify" style:justify-single-word="false"/>
      <style:text-properties fo:font-size="14pt" fo:font-weight="bold" officeooo:rsid="002760d6" officeooo:paragraph-rsid="002760d6" style:font-size-asian="14pt" style:font-weight-asian="bold" style:font-size-complex="14pt" style:font-weight-complex="bold"/>
    </style:style>
    <style:style style:name="P13" style:family="paragraph" style:parent-style-name="Standard">
      <style:paragraph-properties fo:line-height="150%" fo:text-align="justify" style:justify-single-word="false"/>
      <style:text-properties fo:font-size="14pt" fo:font-weight="bold" officeooo:rsid="00383a17" officeooo:paragraph-rsid="00383a17" style:font-size-asian="14pt" style:font-weight-asian="bold" style:font-size-complex="14pt" style:font-weight-complex="bold"/>
    </style:style>
    <style:style style:name="P14" style:family="paragraph" style:parent-style-name="Standard">
      <style:paragraph-properties fo:line-height="150%" fo:text-align="justify" style:justify-single-word="false"/>
      <style:text-properties officeooo:rsid="001f4c21" officeooo:paragraph-rsid="001f4c21"/>
    </style:style>
    <style:style style:name="P15" style:family="paragraph" style:parent-style-name="Standard">
      <style:paragraph-properties fo:line-height="150%" fo:text-align="justify" style:justify-single-word="false"/>
      <style:text-properties officeooo:rsid="0020f155" officeooo:paragraph-rsid="0020f155"/>
    </style:style>
    <style:style style:name="P16" style:family="paragraph" style:parent-style-name="Standard">
      <style:paragraph-properties fo:line-height="150%" fo:text-align="justify" style:justify-single-word="false"/>
      <style:text-properties fo:font-weight="normal" officeooo:rsid="0021f036" officeooo:paragraph-rsid="0021f036" style:font-weight-asian="normal" style:font-weight-complex="normal"/>
    </style:style>
    <style:style style:name="P17" style:family="paragraph" style:parent-style-name="Standard">
      <style:paragraph-properties fo:line-height="150%" fo:text-align="justify" style:justify-single-word="false"/>
      <style:text-properties fo:font-weight="normal" officeooo:rsid="002dab71" officeooo:paragraph-rsid="002dab71" style:font-weight-asian="normal" style:font-weight-complex="normal"/>
    </style:style>
    <style:style style:name="P18" style:family="paragraph" style:parent-style-name="Standard">
      <style:paragraph-properties fo:line-height="150%" fo:text-align="justify" style:justify-single-word="false"/>
      <style:text-properties fo:font-weight="normal" officeooo:rsid="002dab71" officeooo:paragraph-rsid="00334f2f" style:font-weight-asian="normal" style:font-weight-complex="normal"/>
    </style:style>
    <style:style style:name="P19" style:family="paragraph" style:parent-style-name="Standard">
      <style:paragraph-properties fo:line-height="150%" fo:text-align="justify" style:justify-single-word="false"/>
      <style:text-properties fo:font-weight="normal" officeooo:rsid="003108dd" officeooo:paragraph-rsid="002f4af1" style:font-weight-asian="normal" style:font-weight-complex="normal"/>
    </style:style>
    <style:style style:name="P20" style:family="paragraph" style:parent-style-name="Standard">
      <style:paragraph-properties fo:line-height="150%" fo:text-align="justify" style:justify-single-word="false"/>
      <style:text-properties fo:font-weight="normal" officeooo:rsid="003108dd" officeooo:paragraph-rsid="003108dd" style:font-weight-asian="normal" style:font-weight-complex="normal"/>
    </style:style>
    <style:style style:name="P21" style:family="paragraph" style:parent-style-name="Standard">
      <style:paragraph-properties fo:line-height="150%" fo:text-align="justify" style:justify-single-word="false"/>
      <style:text-properties fo:font-weight="bold" officeooo:rsid="002dab71" officeooo:paragraph-rsid="002dab71" style:font-weight-asian="bold" style:font-weight-complex="bold"/>
    </style:style>
    <style:style style:name="P22" style:family="paragraph" style:parent-style-name="Standard">
      <style:paragraph-properties fo:line-height="150%" fo:text-align="justify" style:justify-single-word="false"/>
      <style:text-properties fo:font-weight="bold" officeooo:rsid="003108dd" officeooo:paragraph-rsid="003108dd" style:font-weight-asian="bold" style:font-weight-complex="bold"/>
    </style:style>
    <style:style style:name="P23" style:family="paragraph" style:parent-style-name="Standard">
      <style:paragraph-properties fo:line-height="150%" fo:text-align="justify" style:justify-single-word="false"/>
      <style:text-properties fo:font-weight="bold" officeooo:rsid="0021f036" officeooo:paragraph-rsid="0021f036" style:font-weight-asian="bold" style:font-weight-complex="bold"/>
    </style:style>
    <style:style style:name="P24" style:family="paragraph" style:parent-style-name="Standard">
      <style:paragraph-properties fo:line-height="150%" fo:text-align="justify" style:justify-single-word="false"/>
      <style:text-properties officeooo:rsid="002dab71" officeooo:paragraph-rsid="002dab71"/>
    </style:style>
    <style:style style:name="P25" style:family="paragraph" style:parent-style-name="Standard">
      <style:paragraph-properties fo:line-height="150%" fo:text-align="justify" style:justify-single-word="false"/>
      <style:text-properties officeooo:rsid="002dab71" officeooo:paragraph-rsid="002f4af1"/>
    </style:style>
    <style:style style:name="P26" style:family="paragraph" style:parent-style-name="Standard">
      <style:paragraph-properties fo:line-height="150%" fo:text-align="justify" style:justify-single-word="false"/>
      <style:text-properties officeooo:rsid="002f4af1" officeooo:paragraph-rsid="002f4af1"/>
    </style:style>
    <style:style style:name="P27" style:family="paragraph" style:parent-style-name="Standard">
      <style:paragraph-properties fo:line-height="150%" fo:text-align="justify" style:justify-single-word="false"/>
      <style:text-properties officeooo:rsid="003108dd" officeooo:paragraph-rsid="003108dd"/>
    </style:style>
    <style:style style:name="P28" style:family="paragraph" style:parent-style-name="Standard">
      <style:paragraph-properties fo:line-height="150%" fo:text-align="justify" style:justify-single-word="false"/>
      <style:text-properties style:text-underline-style="solid" style:text-underline-width="auto" style:text-underline-color="font-color" fo:font-weight="normal" officeooo:rsid="002c5f5b" officeooo:paragraph-rsid="002c5f5b" style:font-weight-asian="normal" style:font-weight-complex="normal"/>
    </style:style>
    <style:style style:name="P29" style:family="paragraph" style:parent-style-name="Standard">
      <style:paragraph-properties fo:line-height="150%" fo:text-align="justify" style:justify-single-word="false"/>
      <style:text-properties officeooo:rsid="002760d6" officeooo:paragraph-rsid="002760d6"/>
    </style:style>
    <style:style style:name="P30" style:family="paragraph" style:parent-style-name="Standard">
      <style:paragraph-properties fo:line-height="150%" fo:text-align="justify" style:justify-single-word="false"/>
      <style:text-properties officeooo:rsid="002760d6" officeooo:paragraph-rsid="002be1fb"/>
    </style:style>
    <style:style style:name="P31" style:family="paragraph" style:parent-style-name="Standard">
      <style:paragraph-properties fo:line-height="150%" fo:text-align="justify" style:justify-single-word="false"/>
      <style:text-properties fo:color="#000099" officeooo:rsid="002be1fb" officeooo:paragraph-rsid="002be1fb"/>
    </style:style>
    <style:style style:name="P32" style:family="paragraph" style:parent-style-name="Standard">
      <style:paragraph-properties fo:line-height="150%" fo:text-align="justify" style:justify-single-word="false"/>
      <style:text-properties style:use-window-font-color="true" officeooo:rsid="00334f2f" officeooo:paragraph-rsid="00334f2f"/>
    </style:style>
    <style:style style:name="P33" style:family="paragraph" style:parent-style-name="Standard">
      <style:paragraph-properties fo:line-height="150%" fo:text-align="justify" style:justify-single-word="false"/>
      <style:text-properties style:use-window-font-color="true" officeooo:rsid="002dab71" officeooo:paragraph-rsid="00334f2f"/>
    </style:style>
    <style:style style:name="P34" style:family="paragraph" style:parent-style-name="Standard">
      <style:paragraph-properties fo:line-height="150%" fo:text-align="justify" style:justify-single-word="false"/>
      <style:text-properties style:use-window-font-color="true" officeooo:rsid="00312599" officeooo:paragraph-rsid="00312599"/>
    </style:style>
    <style:style style:name="P35" style:family="paragraph" style:parent-style-name="Standard">
      <style:paragraph-properties fo:line-height="150%" fo:text-align="justify" style:justify-single-word="false"/>
      <style:text-properties style:use-window-font-color="true" officeooo:rsid="003481a4" officeooo:paragraph-rsid="003481a4"/>
    </style:style>
    <style:style style:name="P36" style:family="paragraph" style:parent-style-name="Standard">
      <style:paragraph-properties fo:line-height="150%" fo:text-align="justify" style:justify-single-word="false"/>
      <style:text-properties officeooo:rsid="003821a4" officeooo:paragraph-rsid="003821a4"/>
    </style:style>
    <style:style style:name="P37" style:family="paragraph" style:parent-style-name="Standard">
      <style:paragraph-properties fo:line-height="150%" fo:text-align="justify" style:justify-single-word="false"/>
      <style:text-properties officeooo:rsid="00383a17" officeooo:paragraph-rsid="00383a17"/>
    </style:style>
    <style:style style:name="P38" style:family="paragraph" style:parent-style-name="Standard">
      <style:paragraph-properties fo:line-height="150%" fo:text-align="justify" style:justify-single-word="false"/>
      <style:text-properties officeooo:rsid="0039b634" officeooo:paragraph-rsid="0039b634"/>
    </style:style>
    <style:style style:name="P39" style:family="paragraph" style:parent-style-name="Standard">
      <style:paragraph-properties fo:line-height="150%" fo:text-align="justify" style:justify-single-word="false"/>
      <style:text-properties fo:font-size="16pt" fo:font-weight="bold" officeooo:rsid="00375849" officeooo:paragraph-rsid="00375849" style:font-size-asian="16pt" style:font-weight-asian="bold" style:font-size-complex="16pt" style:font-weight-complex="bold"/>
    </style:style>
    <style:style style:name="P40" style:family="paragraph" style:parent-style-name="Standard">
      <style:paragraph-properties fo:line-height="150%" fo:text-align="justify" style:justify-single-word="false"/>
      <style:text-properties fo:font-size="16pt" fo:font-weight="bold" officeooo:rsid="001f4b3c" officeooo:paragraph-rsid="001f4b3c" style:font-size-asian="16pt" style:font-weight-asian="bold" style:font-size-complex="16pt" style:font-weight-complex="bold"/>
    </style:style>
    <style:style style:name="P41" style:family="paragraph" style:parent-style-name="Standard">
      <style:paragraph-properties fo:line-height="150%" fo:text-align="justify" style:justify-single-word="false"/>
      <style:text-properties style:text-underline-style="none" fo:font-weight="normal" officeooo:rsid="0041495d" officeooo:paragraph-rsid="0041495d" style:font-weight-asian="normal" style:font-weight-complex="normal"/>
    </style:style>
    <style:style style:name="P42" style:family="paragraph" style:parent-style-name="Standard">
      <style:paragraph-properties fo:line-height="150%" fo:text-align="justify" style:justify-single-word="false"/>
      <style:text-properties style:text-underline-style="none" fo:font-weight="normal" officeooo:rsid="002dab71" officeooo:paragraph-rsid="0042776e" style:font-weight-asian="normal" style:font-weight-complex="normal"/>
    </style:style>
    <style:style style:name="P43" style:family="paragraph" style:parent-style-name="Standard" style:list-style-name="L1">
      <style:paragraph-properties fo:line-height="150%" fo:text-align="justify" style:justify-single-word="false"/>
      <style:text-properties officeooo:rsid="0021f036" officeooo:paragraph-rsid="0021f036"/>
    </style:style>
    <style:style style:name="P44" style:family="paragraph" style:parent-style-name="Standard" style:list-style-name="L2">
      <style:paragraph-properties fo:line-height="150%" fo:text-align="justify" style:justify-single-word="false"/>
      <style:text-properties officeooo:rsid="00228aab" officeooo:paragraph-rsid="0020f155"/>
    </style:style>
    <style:style style:name="P45" style:family="paragraph" style:parent-style-name="Standard" style:list-style-name="L2">
      <style:paragraph-properties fo:line-height="150%" fo:text-align="justify" style:justify-single-word="false"/>
      <style:text-properties officeooo:rsid="00228aab" officeooo:paragraph-rsid="00228aab"/>
    </style:style>
    <style:style style:name="P46" style:family="paragraph" style:parent-style-name="Standard" style:list-style-name="L3">
      <style:paragraph-properties fo:line-height="150%" fo:text-align="justify" style:justify-single-word="false"/>
      <style:text-properties officeooo:rsid="002456e5" officeooo:paragraph-rsid="002456e5"/>
    </style:style>
    <style:style style:name="P47" style:family="paragraph" style:parent-style-name="Standard" style:list-style-name="L4">
      <style:paragraph-properties fo:line-height="150%" fo:text-align="justify" style:justify-single-word="false"/>
      <style:text-properties fo:font-size="12pt" fo:font-weight="normal" officeooo:rsid="002877a6" officeooo:paragraph-rsid="002877a6" style:font-size-asian="10.5pt" style:font-weight-asian="normal" style:font-size-complex="12pt" style:font-weight-complex="normal"/>
    </style:style>
    <style:style style:name="P48" style:family="paragraph" style:parent-style-name="Standard" style:list-style-name="L6">
      <style:paragraph-properties fo:line-height="150%" fo:text-align="justify" style:justify-single-word="false"/>
      <style:text-properties fo:font-size="12pt" style:text-underline-style="none" fo:font-weight="normal" officeooo:rsid="003fcee9" officeooo:paragraph-rsid="004137d8" style:font-size-asian="12pt" style:font-weight-asian="normal" style:font-size-complex="12pt" style:font-weight-complex="normal"/>
    </style:style>
    <style:style style:name="P49" style:family="paragraph" style:parent-style-name="Standard">
      <style:paragraph-properties fo:line-height="150%" fo:text-align="justify" style:justify-single-word="false"/>
      <style:text-properties fo:font-size="12pt" style:text-underline-style="none" fo:font-weight="normal" officeooo:rsid="0042776e" officeooo:paragraph-rsid="0042776e" style:font-size-asian="12pt" style:font-weight-asian="normal" style:font-size-complex="12pt" style:font-weight-complex="normal"/>
    </style:style>
    <style:style style:name="P50" style:family="paragraph" style:parent-style-name="Standard">
      <style:paragraph-properties fo:line-height="150%" fo:text-align="justify" style:justify-single-word="false"/>
      <style:text-properties fo:font-size="12pt" style:text-underline-style="solid" style:text-underline-width="auto" style:text-underline-color="font-color" fo:font-weight="bold" officeooo:rsid="0041495d" officeooo:paragraph-rsid="0041495d" style:font-size-asian="12pt" style:font-weight-asian="bold" style:font-size-complex="12pt" style:font-weight-complex="bold"/>
    </style:style>
    <style:style style:name="P51" style:family="paragraph" style:parent-style-name="Standard" style:list-style-name="L5">
      <style:paragraph-properties fo:line-height="150%" fo:text-align="justify" style:justify-single-word="false"/>
      <style:text-properties officeooo:rsid="00383a17" officeooo:paragraph-rsid="00383a17"/>
    </style:style>
    <style:style style:name="P52" style:family="paragraph" style:parent-style-name="Standard" style:list-style-name="L6">
      <style:paragraph-properties fo:line-height="150%" fo:text-align="justify" style:justify-single-word="false"/>
      <style:text-properties officeooo:rsid="0039b634" officeooo:paragraph-rsid="0039b634"/>
    </style:style>
    <style:style style:name="P53" style:family="paragraph" style:parent-style-name="Standard" style:list-style-name="L6">
      <style:paragraph-properties fo:line-height="150%" fo:text-align="justify" style:justify-single-word="false"/>
      <style:text-properties officeooo:rsid="003c8195" officeooo:paragraph-rsid="003c8195"/>
    </style:style>
    <style:style style:name="P54" style:family="paragraph" style:parent-style-name="Standard" style:list-style-name="L6">
      <style:paragraph-properties fo:line-height="150%" fo:text-align="justify" style:justify-single-word="false"/>
      <style:text-properties officeooo:rsid="003ec148" officeooo:paragraph-rsid="003ec148"/>
    </style:style>
    <style:style style:name="P55" style:family="paragraph" style:parent-style-name="Standard" style:list-style-name="L6">
      <style:paragraph-properties fo:line-height="150%" fo:text-align="justify" style:justify-single-word="false"/>
      <style:text-properties officeooo:rsid="003fcee9" officeooo:paragraph-rsid="003fcee9"/>
    </style:style>
    <style:style style:name="P56" style:family="paragraph" style:parent-style-name="Standard" style:list-style-name="L6">
      <style:paragraph-properties fo:line-height="150%" fo:text-align="justify" style:justify-single-word="false"/>
      <style:text-properties officeooo:rsid="003fcee9" officeooo:paragraph-rsid="0047d3d0"/>
    </style:style>
    <style:style style:name="P57" style:family="paragraph" style:parent-style-name="Standard" style:list-style-name="L6">
      <style:paragraph-properties fo:line-height="150%" fo:text-align="justify" style:justify-single-word="false"/>
      <style:text-properties officeooo:rsid="0041495d" officeooo:paragraph-rsid="0041495d"/>
    </style:style>
    <style:style style:name="P58" style:family="paragraph" style:parent-style-name="Standard">
      <style:paragraph-properties fo:line-height="150%" fo:text-align="justify" style:justify-single-word="false"/>
      <style:text-properties style:text-underline-style="none" fo:font-weight="normal" officeooo:rsid="0041495d" officeooo:paragraph-rsid="0042776e" style:font-weight-asian="normal" style:font-weight-complex="normal"/>
    </style:style>
    <style:style style:name="P59" style:family="paragraph" style:parent-style-name="Standard">
      <style:paragraph-properties fo:line-height="150%" fo:text-align="justify" style:justify-single-word="false"/>
      <style:text-properties style:text-underline-style="none" fo:font-weight="normal" officeooo:rsid="004507cd" officeooo:paragraph-rsid="004507cd" style:font-weight-asian="normal" style:font-weight-complex="normal"/>
    </style:style>
    <style:style style:name="P60" style:family="paragraph" style:parent-style-name="Standard">
      <style:paragraph-properties fo:line-height="150%" fo:text-align="justify" style:justify-single-word="false"/>
      <style:text-properties style:text-underline-style="none" fo:font-weight="normal" officeooo:rsid="0045e097" officeooo:paragraph-rsid="0045e097" style:font-weight-asian="normal" style:font-weight-complex="normal"/>
    </style:style>
    <style:style style:name="P61" style:family="paragraph" style:parent-style-name="Standard">
      <style:paragraph-properties fo:line-height="150%" fo:text-align="justify" style:justify-single-word="false"/>
      <style:text-properties style:text-underline-style="none" fo:font-weight="normal" officeooo:rsid="0046edf9" officeooo:paragraph-rsid="0046edf9" style:font-weight-asian="normal" style:font-weight-complex="normal"/>
    </style:style>
    <style:style style:name="P62" style:family="paragraph" style:parent-style-name="Standard">
      <style:paragraph-properties fo:line-height="150%" fo:text-align="justify" style:justify-single-word="false"/>
      <style:text-properties style:text-underline-style="solid" style:text-underline-width="auto" style:text-underline-color="font-color" fo:font-weight="bold" officeooo:rsid="004507cd" officeooo:paragraph-rsid="004507cd" style:font-weight-asian="bold" style:font-weight-complex="bold"/>
    </style:style>
    <style:style style:name="P63" style:family="paragraph" style:parent-style-name="Standard">
      <style:paragraph-properties fo:line-height="150%" fo:text-align="justify" style:justify-single-word="false"/>
      <style:text-properties style:text-underline-style="solid" style:text-underline-width="auto" style:text-underline-color="font-color" fo:font-weight="bold" officeooo:rsid="0045e097" officeooo:paragraph-rsid="0045e097" style:font-weight-asian="bold" style:font-weight-complex="bold"/>
    </style:style>
    <style:style style:name="P64" style:family="paragraph" style:parent-style-name="Standard">
      <style:paragraph-properties fo:line-height="150%" fo:text-align="justify" style:justify-single-word="false"/>
      <style:text-properties fo:color="#000099" style:text-underline-style="none" fo:font-weight="normal" officeooo:rsid="0045e097" officeooo:paragraph-rsid="0045e097" style:font-weight-asian="normal" style:font-weight-complex="normal"/>
    </style:style>
    <style:style style:name="P65" style:family="paragraph" style:parent-style-name="Standard">
      <style:paragraph-properties fo:line-height="150%" fo:text-align="justify" style:justify-single-word="false"/>
      <style:text-properties style:use-window-font-color="true" style:text-underline-style="none" fo:font-weight="normal" officeooo:rsid="0045e097" officeooo:paragraph-rsid="0045e097" style:font-weight-asian="normal" style:font-weight-complex="normal"/>
    </style:style>
    <style:style style:name="T1" style:family="text">
      <style:text-properties officeooo:rsid="0020f155"/>
    </style:style>
    <style:style style:name="T2" style:family="text">
      <style:text-properties fo:font-weight="bold" style:font-weight-asian="bold" style:font-weight-complex="bold"/>
    </style:style>
    <style:style style:name="T3" style:family="text">
      <style:text-properties fo:font-weight="bold" officeooo:rsid="002f4af1" style:font-weight-asian="bold" style:font-weight-complex="bold"/>
    </style:style>
    <style:style style:name="T4" style:family="text">
      <style:text-properties fo:font-weight="bold" officeooo:rsid="00334f2f" style:font-weight-asian="bold" style:font-weight-complex="bold"/>
    </style:style>
    <style:style style:name="T5" style:family="text">
      <style:text-properties fo:font-weight="bold" officeooo:rsid="002dab71" style:font-weight-asian="bold" style:font-weight-complex="bold"/>
    </style:style>
    <style:style style:name="T6" style:family="text">
      <style:text-properties officeooo:rsid="0021f036"/>
    </style:style>
    <style:style style:name="T7" style:family="text">
      <style:text-properties fo:font-weight="normal" style:font-weight-asian="normal" style:font-weight-complex="normal"/>
    </style:style>
    <style:style style:name="T8" style:family="text">
      <style:text-properties fo:font-weight="normal" officeooo:rsid="002f4af1" style:font-weight-asian="normal" style:font-weight-complex="normal"/>
    </style:style>
    <style:style style:name="T9" style:family="text">
      <style:text-properties fo:font-weight="normal" officeooo:rsid="003108dd" style:font-weight-asian="normal" style:font-weight-complex="normal"/>
    </style:style>
    <style:style style:name="T10" style:family="text">
      <style:text-properties fo:font-weight="normal" officeooo:rsid="002dab71"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officeooo:rsid="00228aab" style:font-style-asian="italic" style:font-style-complex="italic"/>
    </style:style>
    <style:style style:name="T13" style:family="text">
      <style:text-properties fo:font-style="italic" officeooo:rsid="002578af" style:font-style-asian="italic" style:font-style-complex="italic"/>
    </style:style>
    <style:style style:name="T14" style:family="text">
      <style:text-properties fo:font-style="italic" officeooo:rsid="0039b634"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officeooo:rsid="00228aab"/>
    </style:style>
    <style:style style:name="T17" style:family="text">
      <style:text-properties officeooo:rsid="002456e5"/>
    </style:style>
    <style:style style:name="T18" style:family="text">
      <style:text-properties fo:font-style="normal" style:text-underline-style="solid" style:text-underline-width="auto" style:text-underline-color="font-color" officeooo:rsid="002578af" style:font-style-asian="normal" style:font-style-complex="normal"/>
    </style:style>
    <style:style style:name="T19" style:family="text">
      <style:text-properties fo:font-style="normal" style:text-underline-style="solid" style:text-underline-width="auto" style:text-underline-color="font-color" officeooo:rsid="002c5f5b"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style:text-underline-style="none" officeooo:rsid="002dab71" style:font-style-asian="normal" style:font-style-complex="normal"/>
    </style:style>
    <style:style style:name="T22" style:family="text">
      <style:text-properties fo:font-style="normal" style:text-underline-style="none" officeooo:rsid="00312599" style:font-style-asian="normal" style:font-style-complex="normal"/>
    </style:style>
    <style:style style:name="T23" style:family="text">
      <style:text-properties officeooo:rsid="002be1fb"/>
    </style:style>
    <style:style style:name="T24" style:family="text">
      <style:text-properties fo:color="#000099" officeooo:rsid="002be1fb"/>
    </style:style>
    <style:style style:name="T25" style:family="text">
      <style:text-properties fo:color="#000099" fo:font-size="12pt" style:font-size-asian="12pt" style:font-size-complex="12pt"/>
    </style:style>
    <style:style style:name="T26" style:family="text">
      <style:text-properties officeooo:rsid="002f4af1"/>
    </style:style>
    <style:style style:name="T27" style:family="text">
      <style:text-properties officeooo:rsid="002dab71"/>
    </style:style>
    <style:style style:name="T28" style:family="text">
      <style:text-properties officeooo:rsid="00383a17"/>
    </style:style>
    <style:style style:name="T29" style:family="text">
      <style:text-properties officeooo:rsid="0039b634"/>
    </style:style>
    <style:style style:name="T30" style:family="text">
      <style:text-properties fo:font-size="12pt" style:text-underline-style="none" fo:font-weight="normal" style:font-size-asian="12pt" style:font-weight-asian="normal" style:font-size-complex="12pt" style:font-weight-complex="normal"/>
    </style:style>
    <style:style style:name="T31" style:family="text">
      <style:text-properties fo:font-size="12pt" style:text-underline-style="none" fo:font-weight="normal" officeooo:rsid="003c8195" style:font-size-asian="12pt" style:font-weight-asian="normal" style:font-size-complex="12pt" style:font-weight-complex="normal"/>
    </style:style>
    <style:style style:name="T32" style:family="text">
      <style:text-properties fo:font-size="12pt" style:text-underline-style="none" fo:font-weight="normal" officeooo:rsid="003fcee9" style:font-size-asian="12pt" style:font-weight-asian="normal" style:font-size-complex="12pt" style:font-weight-complex="normal"/>
    </style:style>
    <style:style style:name="T33" style:family="text">
      <style:text-properties fo:font-size="12pt" style:text-underline-style="none" fo:font-weight="normal" officeooo:rsid="004137d8" style:font-size-asian="12pt" style:font-weight-asian="normal" style:font-size-complex="12pt" style:font-weight-complex="normal"/>
    </style:style>
    <style:style style:name="T34" style:family="text">
      <style:text-properties fo:font-size="12pt" style:text-underline-style="none" fo:font-weight="normal" officeooo:rsid="0041495d" style:font-size-asian="12pt" style:font-weight-asian="normal" style:font-size-complex="12pt" style:font-weight-complex="normal"/>
    </style:style>
    <style:style style:name="T35" style:family="text">
      <style:text-properties fo:font-size="12pt" style:text-underline-style="none" fo:font-weight="normal" officeooo:rsid="0047d3d0" style:font-size-asian="12pt" style:font-weight-asian="normal" style:font-size-complex="12pt" style:font-weight-complex="normal"/>
    </style:style>
    <style:style style:name="T36" style:family="text">
      <style:text-properties fo:font-size="12pt" style:text-underline-style="none" fo:font-weight="bold" style:font-size-asian="12pt" style:font-weight-asian="bold" style:font-size-complex="12pt" style:font-weight-complex="bold"/>
    </style:style>
    <style:style style:name="T37" style:family="text">
      <style:text-properties fo:font-size="12pt" style:text-underline-style="none" fo:font-weight="bold" officeooo:rsid="003c8195" style:font-size-asian="12pt" style:font-weight-asian="bold" style:font-size-complex="12pt" style:font-weight-complex="bold"/>
    </style:style>
    <style:style style:name="T38" style:family="text">
      <style:text-properties fo:font-size="12pt" style:text-underline-style="none" fo:font-weight="bold" officeooo:rsid="003fcee9" style:font-size-asian="12pt" style:font-weight-asian="bold" style:font-size-complex="12pt" style:font-weight-complex="bold"/>
    </style:style>
    <style:style style:name="T39" style:family="text">
      <style:text-properties fo:font-size="12pt" fo:font-style="normal" style:text-underline-style="none" fo:font-weight="bold" officeooo:rsid="003c8195" style:font-size-asian="12pt" style:font-style-asian="normal" style:font-weight-asian="bold" style:font-size-complex="12pt" style:font-style-complex="normal" style:font-weight-complex="bold"/>
    </style:style>
    <style:style style:name="T40" style:family="text">
      <style:text-properties fo:font-size="12pt" style:font-size-asian="12pt" style:font-size-complex="12pt"/>
    </style:style>
    <style:style style:name="T41" style:family="text">
      <style:text-properties fo:font-size="12pt" officeooo:rsid="0042776e" style:font-size-asian="12pt" style:font-size-complex="12pt"/>
    </style:style>
    <style:style style:name="T42" style:family="text">
      <style:text-properties fo:font-size="12pt" officeooo:rsid="0047d3d0" style:font-size-asian="12pt" style:font-size-complex="12pt"/>
    </style:style>
    <style:style style:name="T43" style:family="text">
      <style:text-properties fo:font-size="12pt" officeooo:rsid="0049704c" style:font-size-asian="12pt" style:font-size-complex="12pt"/>
    </style:style>
    <style:style style:name="T44" style:family="text">
      <style:text-properties fo:font-size="12pt" fo:font-weight="bold" officeooo:rsid="0042776e" style:font-size-asian="12pt" style:font-weight-asian="bold" style:font-size-complex="12pt" style:font-weight-complex="bold"/>
    </style:style>
    <style:style style:name="T45" style:family="text">
      <style:text-properties fo:font-size="12pt" fo:font-style="italic" style:font-size-asian="12pt" style:font-style-asian="italic" style:font-size-complex="12pt" style:font-style-complex="italic"/>
    </style:style>
    <style:style style:name="T46" style:family="text">
      <style:text-properties style:use-window-font-color="true" fo:font-size="12pt" style:font-size-asian="12pt" style:font-size-complex="12pt"/>
    </style:style>
    <style:style style:name="T47" style:family="text">
      <style:text-properties style:use-window-font-color="true" fo:font-size="12pt" fo:font-weight="bold" style:font-size-asian="12pt" style:font-weight-asian="bold" style:font-size-complex="12pt" style:font-weight-complex="bold"/>
    </style:style>
    <style:style style:name="T48" style:family="text">
      <style:text-properties fo:font-size="10pt" style:text-underline-style="none" fo:font-weight="normal" style:font-size-asian="10pt" style:font-weight-asian="normal" style:font-size-complex="10pt"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Generating Thresholds, Landmark and Waypoint Data</text:p>
      <text:p text:style-name="P14">For each waypoint, Pre-flight image and some navigation data will be required to generate image processing thresholds, landmark <text:span text:style-name="T1">data </text:span>and waypoint data.</text:p>
      <text:p text:style-name="P14"><text:s/></text:p>
      <text:p text:style-name="P10">Requirements:</text:p>
      <text:p text:style-name="P15">From the flight data following parameters shall be collected.</text:p>
      <text:p text:style-name="P15">1. <text:span text:style-name="T2">Waypoint image:</text:span> with minimum of <text:span text:style-name="T6">THREE</text:span> visual landmarks. Ideall<text:span text:style-name="T6">y FOUR landmarks are preferred.</text:span></text:p>
      <text:p text:style-name="P1">2. <text:span text:style-name="T2">Altitude (in meters):</text:span><text:span text:style-name="T7"> Altitude can be obtained by looking at navigation data when image was captured.</text:span></text:p>
      <text:p text:style-name="P1"><text:span text:style-name="T7">3. </text:span><text:span text:style-name="T2">Yaw angle (in degrees)</text:span><text:span text:style-name="T7">: Yaw angle can also be obtained by looking at navigation data when image was cpatured.</text:span></text:p>
      <text:p text:style-name="P16"/>
      <text:p text:style-name="P11">Pre-Processing:</text:p>
      <text:p text:style-name="P1">Following process shall be completed for each waypoint image.</text:p>
      <text:p text:style-name="P21">Rename Source Image and Generate Sub-images</text:p>
      <text:p text:style-name="P24">All source image and sub-images should be placed in folder <text:span text:style-name="T2">Database</text:span><text:span text:style-name="T7"> inside work folder.</text:span></text:p>
      <text:p text:style-name="P25">If there are FOUR landmarks in the image, <text:span text:style-name="T26">assuming landmarks are marked as 0, 1, 2 , 3 (Note: Python indexing starts from 0. Numbers were chosen in accordance with Python indexing convention)</text:span></text:p>
      <text:p text:style-name="P26">Landmark that has highest centroid y-value in the image plane (i.e. the landmark on the bottom most position ) is indexed with 0 and indexing is increased as centroid y-value increases.</text:p>
      <text:p text:style-name="P25"><text:span text:style-name="T26">I</text:span>t should be named with following naming convention:</text:p>
      <text:p text:style-name="P24"><text:tab/>waypoint_<text:span text:style-name="T2">waypoint_number</text:span><text:span text:style-name="T7">_</text:span><text:span text:style-name="T2">parLmrkNos</text:span><text:span text:style-name="T7">.jpg</text:span></text:p>
      <text:p text:style-name="P17"><text:tab/>where </text:p>
      <text:p text:style-name="P24"><text:span text:style-name="T7"><text:tab/><text:tab/></text:span><text:span text:style-name="T2">waypoint_number</text:span><text:span text:style-name="T7"> = waypoint number in navigation sequence</text:span></text:p>
      <text:p text:style-name="P24"><text:span text:style-name="T7"><text:tab/><text:tab/></text:span><text:span text:style-name="T2">parLdmrkNos</text:span><text:span text:style-name="T7"> = different landmark combination </text:span><text:span text:style-name="T9">sets with THREE landmarks</text:span><text:span text:style-name="T7"> out of <text:tab/><text:tab/>FOUR landmarks</text:span></text:p>
      <text:p text:style-name="P24"><text:span text:style-name="T2">parLdmrkNos</text:span><text:span text:style-name="T7"> </text:span><text:span text:style-name="T8">field </text:span><text:span text:style-name="T7">shall be set to </text:span><text:span text:style-name="T2">0</text:span><text:span text:style-name="T7"> while generating </text:span><text:span text:style-name="T8">data with all FOUR landmarks. </text:span></text:p>
      <text:p text:style-name="P25"><text:span text:style-name="T3">parLdmrkNos</text:span><text:span text:style-name="T8"> field shall be set to 012, 013, 023, 123 for landmark combinations </text:span><text:span text:style-name="T9">different landmark combinations.</text:span></text:p>
      <text:p text:style-name="P19"/>
      <text:p text:style-name="P20">Example: for waypoint_number = 1:</text:p>
      <text:p text:style-name="P27"><text:span text:style-name="T7">Waypoint image with all four landmarks shall be named as </text:span><text:span text:style-name="T2">waypoint_1_0.jpg</text:span></text:p>
      <text:p text:style-name="P20"><text:soft-page-break/>Waypoint image with landmarks 0, 1 and 2 shall be named as <text:span text:style-name="T2">waypoint_1_012.jpg</text:span></text:p>
      <text:p text:style-name="P20">Waypoint image with landmarks 0, 1 and 3 shall be named as <text:span text:style-name="T2">waypoint_1_013.jpg</text:span></text:p>
      <text:p text:style-name="P20">Waypoint image with landmarks 0, 2 and 3 shall be named as <text:span text:style-name="T2">waypoint_1_023.jpg</text:span></text:p>
      <text:p text:style-name="P20">Waypoint image with landmarks 1, 2 and 3 shall be named as <text:span text:style-name="T2">waypoint_1_123.jpg</text:span></text:p>
      <text:p text:style-name="P22"/>
      <text:p text:style-name="P20">Four image files with partial landmarks (parLdmrkNos != 0) shall be edited to remove one landmark that doesnot appear in <text:span text:style-name="T2">parLdmrkNos</text:span> field. For example, for <text:span text:style-name="T2">waypoint_1_012.jpg</text:span>, landamrk 3 should be removed from image file. This can be done by using simple image editor such as Paint (in Windows) or Pinta (in Ubuntu). For this, nearby background should be cropped and covered the landmark.</text:p>
      <text:p text:style-name="P20"/>
      <text:p text:style-name="P2"><text:span text:style-name="T21">Remainder of p</text:span><text:span text:style-name="T20">re-</text:span><text:span text:style-name="T21">p</text:span><text:span text:style-name="T20">rocessing shall be completed by changing parameters in Python file </text:span><text:span text:style-name="T15">“ImProTest.py"</text:span><text:span text:style-name="T20">, </text:span><text:span text:style-name="T22">in the main repository.</text:span></text:p>
      <text:p text:style-name="P11">Threshold ajustments:</text:p>
      <text:p text:style-name="P23">Case 1: Waypoint with FOUR landmarks</text:p>
      <text:p text:style-name="P28">Test Images</text:p>
      <text:p text:style-name="P1">When the waypoint image has four landmarks: </text:p>
      <text:p text:style-name="P3"><text:span text:style-name="T16">In file </text:span><text:span text:style-name="T12">ImProTest.py </text:span><text:span text:style-name="T13">(</text:span><text:span text:style-name="T18">Refer to Python file for more description </text:span><text:span text:style-name="T19">of</text:span><text:span text:style-name="T18"> these parameters</text:span><text:span text:style-name="T13">)</text:span><text:span text:style-name="T16">:</text:span></text:p>
      <text:p text:style-name="P3"><text:span text:style-name="T16">F</text:span>ollowing thresholds s<text:span text:style-name="T16">hall</text:span> be fixed :</text:p>
      <text:list xml:id="list6039874861935475867" text:style-name="L1">
        <text:list-item>
          <text:p text:style-name="P43">NLdmrk <text:s/>= [4]</text:p>
        </text:list-item>
      </text:list>
      <text:p text:style-name="P4">Follwoing parameters shall be adjusted <text:span text:style-name="T17">as per requirment (In first instance, try with default values):</text:span></text:p>
      <text:list xml:id="list949543089746686944" text:style-name="L2">
        <text:list-item>
          <text:p text:style-name="P44">ImageTh: deafult value = 0.004</text:p>
        </text:list-item>
        <text:list-item>
          <text:p text:style-name="P45">BinaryTh: deafult = 110</text:p>
        </text:list-item>
        <text:list-item>
          <text:p text:style-name="P45">BinaryThIncDec: deafult = 5</text:p>
        </text:list-item>
        <text:list-item>
          <text:p text:style-name="P45">BwAreaTh: deafult = [200,2000]</text:p>
        </text:list-item>
        <text:list-item>
          <text:p text:style-name="P45">LdmrkAngTh: deafult = 5</text:p>
        </text:list-item>
        <text:list-item>
          <text:p text:style-name="P45">ImCropTh: deafult = [100,36]</text:p>
        </text:list-item>
        <text:list-item>
          <text:p text:style-name="P45">WpAngTh: deafult = 5</text:p>
        </text:list-item>
        <text:list-item>
          <text:p text:style-name="P45">WpSiRatTh: deafult = 0.1</text:p>
        </text:list-item>
      </text:list>
      <text:p text:style-name="P5">Following parameters should be copied from navigation data:</text:p>
      <text:list xml:id="list446509845295524896" text:style-name="L3">
        <text:list-item>
          <text:p text:style-name="P46">AltRef: Altitude of UAV when reference image was captured.</text:p>
        </text:list-item>
        <text:list-item>
          <text:p text:style-name="P46">YawRef: Yaw angle of UAV when reference image was captured. </text:p>
        </text:list-item>
      </text:list>
      <text:p text:style-name="P5"/>
      <text:p text:style-name="P12">Generating Data:</text:p>
      <text:p text:style-name="P6">Following parameters in <text:span text:style-name="T11">ImProTest.py</text:span> file shall be set for generating data:</text:p>
      <text:list xml:id="list8044646105607743736" text:style-name="L4">
        <text:list-item>
          <text:p text:style-name="P47"><text:soft-page-break/>GenData = True</text:p>
        </text:list-item>
        <text:list-item>
          <text:p text:style-name="P47">parLdmrakNos = ‘0’</text:p>
        </text:list-item>
      </text:list>
      <text:p text:style-name="P29">Run ImProTest.py file and observe if program runs successfully and produces following <text:span text:style-name="T23">two lines of </text:span>output at the end:</text:p>
      <text:p text:style-name="P30"><text:tab/><text:span text:style-name="T24">Data Successfully written to Database</text:span></text:p>
      <text:p text:style-name="P31"><text:tab/>IpCalDrift = <text:s/>[0.0, 0.0]</text:p>
      <text:p text:style-name="P32">A numpy file with following naming convention will be saved in <text:span text:style-name="T2">Database</text:span> sub-folder in main repository:</text:p>
      <text:p text:style-name="P32"><text:tab/>Wp<text:span text:style-name="T27">_</text:span><text:span text:style-name="T5">waypoint_number</text:span><text:span text:style-name="T10">_</text:span><text:span text:style-name="T7">Data</text:span><text:span text:style-name="T10">.</text:span><text:span text:style-name="T7">npy</text:span></text:p>
      <text:p text:style-name="P18"><text:tab/>where </text:p>
      <text:p text:style-name="P33"><text:span text:style-name="T7"><text:tab/><text:tab/></text:span><text:span text:style-name="T2">waypoint_number</text:span><text:span text:style-name="T7"> = waypoint number in navigation sequence</text:span></text:p>
      <text:p text:style-name="P34">This process will generate data with all FOUR landamrks in the image.</text:p>
      <text:p text:style-name="P34"/>
      <text:p text:style-name="P34">Once the data is genarated with all FOUR landamrks, data shall be generated for four different cases of partial landmarks (<text:span text:style-name="T4">p</text:span><text:span text:style-name="T2">arLdmrkNos</text:span> = ‘012’ , ‘013’, ‘023’ <text:s/>and ‘123’). </text:p>
      <text:p text:style-name="P32">As all data for all cases will be saved in same data file, data for all FOUR landmarks should alwaybes be genrated first. This initializes fields for saving data for partial landmarks. Next, data for partial landmarks should be generated. Data for FOUR landmarks should not be genarated generated again as this will reset data for partial landmark cases. It is recommended to change value of <text:span text:style-name="T2">parLdmrkNos</text:span> one at a time.</text:p>
      <text:p text:style-name="P32"/>
      <text:p text:style-name="P35">Once these steps are completed data will be saved in the folling location: <text:span text:style-name="T2">main-repo/Database</text:span>.</text:p>
      <text:p text:style-name="P5"/>
      <text:p text:style-name="P39">Navigation with Image Processing</text:p>
      <text:p text:style-name="P36">Once landmark and waypoint data are saved in correct location, <text:span text:style-name="T28">navigation can be perfomred such that the UAV navigates over visual waypoints. Python navigation code can be run under under three different scenarios:</text:span></text:p>
      <text:list xml:id="list4522553713472634619" text:style-name="L5">
        <text:list-item>
          <text:p text:style-name="P51">Simulation</text:p>
        </text:list-item>
        <text:list-item>
          <text:p text:style-name="P51">Hardware in the Loop (HiL)</text:p>
        </text:list-item>
        <text:list-item>
          <text:p text:style-name="P51">Flight Test</text:p>
        </text:list-item>
      </text:list>
      <text:p text:style-name="P37"><text:span text:style-name="T11">VisNav.py</text:span> Python file in the main repository shall be used to perform all navigation tasks. All three cases can be attanined by changing parameters in <text:span text:style-name="T14">VisNav.py</text:span><text:span text:style-name="T29"> file. Brief description of these parameters can be found in the Python file itself.</text:span></text:p>
      <text:p text:style-name="P38">In following subsections, different navigation scenarios will be described in futher detail.</text:p>
      <text:p text:style-name="P7"/>
      <text:p text:style-name="P7"><text:soft-page-break/></text:p>
      <text:p text:style-name="P13">Simulation</text:p>
      <text:p text:style-name="P8">Parameter Setting</text:p>
      <text:p text:style-name="P9">Refer to <text:span text:style-name="T11">VisNav.py</text:span> Python file for these parameters.</text:p>
      <text:list xml:id="list1836729549483708773" text:style-name="L6">
        <text:list-item>
          <text:p text:style-name="P52"><text:span text:style-name="T37">t</text:span><text:span text:style-name="T36">otTrials</text:span><text:span text:style-name="T30"> = </text:span><text:span text:style-name="T36">1</text:span><text:span text:style-name="T30"><text:tab/><text:tab/>This means ONE experiment is conducted in per program run.</text:span></text:p>
        </text:list-item>
        <text:list-item>
          <text:p text:style-name="P52"><text:span text:style-name="T36">useRP</text:span><text:span text:style-name="T37">i</text:span><text:span text:style-name="T30"> = </text:span><text:span text:style-name="T36">False</text:span><text:span text:style-name="T30"> <text:tab/></text:span><text:span text:style-name="T31">This means Raspberry Pi is not used during experiments (i.e. program <text:s/><text:tab/><text:tab/><text:tab/>is executed in </text:span><text:span text:style-name="T39">Simulation</text:span><text:span text:style-name="T31"> mode)</text:span></text:p>
        </text:list-item>
        <text:list-item>
          <text:p text:style-name="P53"><text:span text:style-name="T36">HiL</text:span><text:span text:style-name="T30"> = </text:span><text:span text:style-name="T36">False</text:span><text:span text:style-name="T30"><text:tab/><text:tab/>This parameter has no effect in when </text:span><text:span text:style-name="T36">useRPi</text:span><text:span text:style-name="T30"> flag is set to </text:span><text:span text:style-name="T36">False</text:span><text:span text:style-name="T30">.</text:span></text:p>
        </text:list-item>
        <text:list-item>
          <text:p text:style-name="P53"><text:span text:style-name="T36">ImgPro</text:span><text:span text:style-name="T30"> = </text:span><text:span text:style-name="T36">False</text:span><text:span text:style-name="T30"><text:tab/>When set to </text:span><text:span text:style-name="T36">False</text:span><text:span text:style-name="T30">, drift calculated by image processing will not be <text:tab/><text:tab/><text:tab/>used. In open loop simulation drift can not be calculated.</text:span></text:p>
        </text:list-item>
        <text:list-item>
          <text:p text:style-name="P54"><text:span text:style-name="T36">AutoWpTh</text:span><text:span text:style-name="T30"> = </text:span><text:span text:style-name="T36">10</text:span><text:span text:style-name="T30"><text:tab/></text:span><text:span text:style-name="T32">This is set to 10 for </text:span><text:span text:style-name="T38">Simulation</text:span><text:span text:style-name="T32"> experiment. </text:span><text:span text:style-name="T30">This parameter is useful <text:tab/><text:tab/><text:tab/>while conducting </text:span><text:span text:style-name="T36">HiL</text:span><text:span text:style-name="T30"> or </text:span><text:span text:style-name="T36">Flight Test</text:span><text:span text:style-name="T30"> experiments </text:span><text:span text:style-name="T32">in collecting images <text:tab/><text:tab/><text:tab/>from pre-flight tests.</text:span></text:p>
        </text:list-item>
        <text:list-item>
          <text:p text:style-name="P55"><text:span text:style-name="T36">RollCdMax</text:span><text:span text:style-name="T30"> = </text:span><text:span text:style-name="T36">0 <text:tab/></text:span><text:span text:style-name="T30">Not used in </text:span><text:span text:style-name="T36">Simulation</text:span><text:span text:style-name="T30">. </text:span></text:p>
        </text:list-item>
        <text:list-item>
          <text:p text:style-name="P55"><text:span text:style-name="T36">TiOutTh</text:span><text:span text:style-name="T30"> = </text:span><text:span text:style-name="T36">2<text:tab/><text:tab/></text:span><text:span text:style-name="T30">Not used in </text:span><text:span text:style-name="T36">Simulation</text:span><text:span text:style-name="T30">. </text:span></text:p>
        </text:list-item>
        <text:list-item>
          <text:p text:style-name="P55"><text:span text:style-name="T36">AutoWps</text:span><text:span text:style-name="T30"> = </text:span><text:span text:style-name="T36">[ ]<text:tab/></text:span><text:span text:style-name="T30">Not used in </text:span><text:span text:style-name="T36">Simulation</text:span><text:span text:style-name="T30">. Set to empty matrix ([ ])</text:span></text:p>
        </text:list-item>
        <text:list-item>
          <text:p text:style-name="P56"><text:span text:style-name="T36">VisualWpsSim</text:span><text:span text:style-name="T30"> =<text:tab/></text:span><text:span text:style-name="T33">2D matrix containting XY co-ordinate position of visual waypoints example:<text:tab/><text:tab/>used in simulation. </text:span><text:span text:style-name="T35">These waypoint coordinates are relative to starting </text:span><text:span text:style-name="T48">[[0,50],[50,50],[50,0]]<text:tab/></text:span><text:span text:style-name="T35">point of simulation. </text:span><text:span text:style-name="T34">Starting point of simulation is always [0,0]</text:span></text:p>
          <text:p text:style-name="P48"/>
        </text:list-item>
        <text:list-item>
          <text:p text:style-name="P57"><text:span text:style-name="T36">VisualWps</text:span><text:span text:style-name="T30"> = </text:span><text:span text:style-name="T36">[]</text:span><text:span text:style-name="T30"><text:tab/>Not used in </text:span><text:span text:style-name="T36">Simulation</text:span><text:span text:style-name="T30">. For </text:span><text:span text:style-name="T36">HiL</text:span><text:span text:style-name="T30"> and </text:span><text:span text:style-name="T36">Flight Tests</text:span><text:span text:style-name="T30"> GPS coordinates <text:tab/><text:tab/><text:tab/>(latitude,longitude) of visualwaypoint upto 7 decimal places</text:span></text:p>
        </text:list-item>
      </text:list>
      <text:p text:style-name="P50">Test Image</text:p>
      <text:p text:style-name="P41"><text:span text:style-name="T40">Once parameter are set, </text:span><text:span text:style-name="T41">for each landmark one test image will be requried. For the purpose of simulation, images already used to generate landmark and waypoint data could be used. However, they should be named with following naming convention: </text:span></text:p>
      <text:p text:style-name="P42"><text:span text:style-name="T41"><text:tab/>waypoint_</text:span><text:span text:style-name="T44">waypoint_number</text:span><text:span text:style-name="T41">_test.jpg</text:span></text:p>
      <text:p text:style-name="P49"><text:tab/>where,</text:p>
      <text:p text:style-name="P42"><text:span text:style-name="T41"><text:tab/><text:tab/></text:span><text:span text:style-name="T47">waypoint_number</text:span><text:span text:style-name="T46"> = waypoint number in navigation sequence</text:span></text:p>
      <text:p text:style-name="P58"><text:span text:style-name="T41">These files should then be placed in follwing directory: </text:span><text:span text:style-name="T44">main-repo/FlightData/Simulation</text:span><text:span text:style-name="T41">.</text:span></text:p>
      <text:p text:style-name="P58"><text:span text:style-name="T41"/></text:p>
      <text:p text:style-name="P62"><text:span text:style-name="T40">Running the Program</text:span></text:p>
      <text:p text:style-name="P59"><text:span text:style-name="T40">Simulation is performed by running </text:span><text:span text:style-name="T45">VisNav.py</text:span><text:span text:style-name="T40"> Python file.</text:span></text:p>
      <text:p text:style-name="P61"><text:span text:style-name="T40">In HiL </text:span><text:span text:style-name="T42">and </text:span><text:span text:style-name="T40">fight tests, </text:span><text:span text:style-name="T42">after initial launch, the UAV is flown in Auto mode before switching to fly by wire mode for autonomous vision-based navigation. In case of simulation, there is no such </text:span><text:soft-page-break/><text:span text:style-name="T42">switching is possible to simulate. Hence in the simulation mode, program is wait to make user input as keyboard ‘Enter’. </text:span><text:span text:style-name="T43">This action is similar to the switching performed in HiL and flight tests. Postion of the UAV is set to [0, 0] in XY co-ordinate when Enter button is pressed in the keyboard and other visual waypoints co-ordinates are relative to this.</text:span></text:p>
      <text:p text:style-name="P63"><text:span text:style-name="T40">Output</text:span></text:p>
      <text:p text:style-name="P61"><text:span text:style-name="T40">The console show up a number of messages including </text:span></text:p>
      <text:p text:style-name="P60"><text:span text:style-name="T40">Following output will show up in the final line of the console if everything goes wright with the program:</text:span></text:p>
      <text:p text:style-name="P64"><text:span text:style-name="T40"><text:tab/>Navigation has been successfully successfully accomplished. Data log files have been saved.</text:span></text:p>
      <text:p text:style-name="P65"><text:span text:style-name="T40">In case there are problems in image processing section following error message will be displayed in the final line of the console:</text:span></text:p>
      <text:p text:style-name="P64"><text:span text:style-name="T40"><text:tab/>IMAGE PROCESSING ERROR: Navigation has been aborted.</text:span></text:p>
      <text:p text:style-name="P65"><text:span text:style-name="T40">In case if there are problems in some other places in the code following error message will be displayed in the console.</text:span></text:p>
      <text:p text:style-name="P65"><text:span text:style-name="T40"><text:tab/></text:span><text:span text:style-name="T25">NAVIGATION INCOMPLETE ERROR: Did not pass through all w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1T10:01:14.733324305</meta:creation-date>
    <dc:date>2016-05-22T21:00:10.089810147</dc:date>
    <meta:editing-duration>PT2H41M38S</meta:editing-duration>
    <meta:editing-cycles>27</meta:editing-cycles>
    <meta:generator>LibreOffice/5.1.2.2$Linux_x86 LibreOffice_project/10m0$Build-2</meta:generator>
    <meta:document-statistic meta:table-count="0" meta:image-count="0" meta:object-count="0" meta:page-count="5" meta:paragraph-count="100" meta:word-count="1287" meta:character-count="8098" meta:non-whitespace-character-count="6879"/>
  </office:meta>
</office:document-meta>
</file>